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4AD00000F67CA91199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terminističnikončniavtomat" style:family="table">
      <style:table-properties style:width="6.526cm" table:align="left"/>
    </style:style>
    <style:style style:name="Determinističnikončniavtomat.A" style:family="table-column">
      <style:table-column-properties style:column-width="0.864cm"/>
    </style:style>
    <style:style style:name="Determinističnikončniavtomat.B" style:family="table-column">
      <style:table-column-properties style:column-width="1.147cm"/>
    </style:style>
    <style:style style:name="Determinističnikončniavtomat.C" style:family="table-column">
      <style:table-column-properties style:column-width="1.164cm"/>
    </style:style>
    <style:style style:name="Determinističnikončniavtomat.D" style:family="table-column">
      <style:table-column-properties style:column-width="1.252cm"/>
    </style:style>
    <style:style style:name="Determinističnikončniavtomat.E" style:family="table-column">
      <style:table-column-properties style:column-width="1.076cm"/>
    </style:style>
    <style:style style:name="Determinističnikončniavtomat.F" style:family="table-column">
      <style:table-column-properties style:column-width="1.023cm"/>
    </style:style>
    <style:style style:name="Determinističnikončniavtoma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terminističnikončniavtomat.F1" style:family="table-cell">
      <style:table-cell-properties fo:padding="0.097cm" fo:border="0.002cm solid #000000"/>
    </style:style>
    <style:style style:name="Determinističnikončniavtomat.A2" style:family="table-cell">
      <style:table-cell-properties fo:padding="0.097cm" fo:border-left="0.002cm solid #000000" fo:border-right="none" fo:border-top="none" fo:border-bottom="0.002cm solid #000000"/>
    </style:style>
    <style:style style:name="Determinističnikončniavtomat.B2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style:font-name="Times New Roman"/>
    </style:style>
    <style:style style:name="P8" style:family="paragraph" style:parent-style-name="Preformatted_20_Text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R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edstavitev </text:p>
      <text:p text:style-name="P3">pri programskih vzorcih</text:p>
      <text:p text:style-name="P3"/>
      <text:p text:style-name="P3"/>
      <text:p text:style-name="P3"/>
      <text:p text:style-name="P3"/>
      <text:p text:style-name="P3"/>
      <text:p text:style-name="P3"/>
      <text:p text:style-name="P2">Avtorji: -Mitja Šantl</text:p>
      <text:p text:style-name="P2"><text:tab/> <text:s text:c="5"/>-Arjan Topolovec</text:p>
      <text:p text:style-name="P2"><text:tab/> <text:s text:c="5"/>-Aljoša Ošep</text:p>
      <text:h text:style-name="P6" text:outline-level="1">Uvod</text:h>
      <text:p text:style-name="Text_20_body"><text:tab/>Pri predmetu programski vzorci nas je profesor že v uvodnih vajah motiviral z povezavo predmeta na projekt in njegovim ciljem, implementirati svoj lasten programski jezik, s katerim bi lahko izrisovali ovire pri igri air-hockej. </text:p>
      <text:p text:style-name="Text_20_body"/>
      <text:p text:style-name="Text_20_body"/>
      <text:h text:style-name="Heading_20_1" text:outline-level="1">Sintaksa in semantika</text:h>
      <text:p text:style-name="Text_20_body">Vsi programski jeziki so opisani s sintakso(struktura stavkov jezika), semantiko(pomen stavkov) in pragmatiko(implementacija). Pravila s katerimi opišemo sintakso in semantiko morajo biti natančno določena in nedvoumna.</text:p>
      <text:p text:style-name="Text_20_body"/>
      <text:h text:style-name="Heading_20_1" text:outline-level="1">Leksikalna analiza</text:h>
      <text:p text:style-name="Text_20_body">Glavna naloga leksikalnega analizatorja je posredovati sintaktičnemu analizatorju osnovne leksikalne simbole. V našem primeru smo sestavili naslednji končni determinističen avtomat:</text:p>
      <text:p text:style-name="Text_20_body"><draw:frame draw:style-name="fr1" draw:name="grafika1" text:anchor-type="paragraph" svg:x="1.143cm" svg:y="0.487cm" svg:width="5.293cm" svg:height="3.942cm" draw:z-index="0"><draw:image xlink:href="Pictures/20000007000014AD00000F67CA911995.svm" xlink:type="simple" xlink:show="embed" xlink:actuate="onLoad"/></draw:frame></text:p>
      <text:p text:style-name="Text_20_body">q=S - začetno stanje</text:p>
      <text:p text:style-name="Text_20_body">Q={S,A,B,C,D,E}-končna množica stanj</text:p>
      <text:p text:style-name="P5">∑={d,s,{,},+,“space„)</text:p>
      <text:p text:style-name="P5">d=char</text:p>
      <text:p text:style-name="P5">s=stevilo</text:p>
      <text:p text:style-name="P5"/>
      <table:table table:name="Determinističnikončniavtomat" table:style-name="Determinističnikončniavtomat">
        <table:table-column table:style-name="Determinističnikončniavtomat.A"/>
        <table:table-column table:style-name="Determinističnikončniavtomat.B"/>
        <table:table-column table:style-name="Determinističnikončniavtomat.C"/>
        <table:table-column table:style-name="Determinističnikončniavtomat.D"/>
        <table:table-column table:style-name="Determinističnikončniavtomat.E"/>
        <table:table-column table:style-name="Determinističnikončniavtomat.F"/>
        <table:table-row>
          <table:table-cell table:style-name="Determinističnikončniavtomat.A1" office:value-type="string">
            <text:p text:style-name="Table_20_Contents">δ</text:p>
          </table:table-cell>
          <table:table-cell table:style-name="Determinističnikončniavtomat.A1" office:value-type="string">
            <text:p text:style-name="Table_20_Contents">d</text:p>
          </table:table-cell>
          <table:table-cell table:style-name="Determinističnikončniavtomat.A1" office:value-type="string">
            <text:p text:style-name="Table_20_Contents">s</text:p>
          </table:table-cell>
          <table:table-cell table:style-name="Determinističnikončniavtomat.A1" office:value-type="string">
            <text:p text:style-name="Table_20_Contents">“ “</text:p>
          </table:table-cell>
          <table:table-cell table:style-name="Determinističnikončniavtomat.A1" office:value-type="string">
            <text:p text:style-name="Table_20_Contents">,</text:p>
          </table:table-cell>
          <table:table-cell table:style-name="Determinističnikončniavtomat.F1" office:value-type="string">
            <text:p text:style-name="Table_20_Contents">+</text:p>
          </table:table-cell>
        </table:table-row>
        <table:table-row>
          <table:table-cell table:style-name="Determinističnikončniavtomat.A2" office:value-type="string">
            <text:p text:style-name="Table_20_Contents">S</text:p>
          </table:table-cell>
          <table:table-cell table:style-name="Determinističnikončniavtomat.B2" office:value-type="string">
            <text:p text:style-name="Table_20_Contents">A</text:p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/>
          </table:table-cell>
        </table:table-row>
        <table:table-row>
          <table:table-cell table:style-name="Determinističnikončniavtomat.A2" office:value-type="string">
            <text:p text:style-name="Table_20_Contents">A</text:p>
          </table:table-cell>
          <table:table-cell table:style-name="Determinističnikončniavtomat.B2" office:value-type="string">
            <text:p text:style-name="Table_20_Contents">A</text:p>
          </table:table-cell>
          <table:table-cell table:style-name="Determinističnikončniavtomat.B2" office:value-type="string">
            <text:p text:style-name="Table_20_Contents">B</text:p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/>
          </table:table-cell>
        </table:table-row>
        <table:table-row>
          <table:table-cell table:style-name="Determinističnikončniavtomat.A2" office:value-type="string">
            <text:p text:style-name="Table_20_Contents">B</text:p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>B</text:p>
          </table:table-cell>
          <table:table-cell table:style-name="Determinističnikončniavtomat.B2" office:value-type="string">
            <text:p text:style-name="Table_20_Contents">E</text:p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/>
          </table:table-cell>
        </table:table-row>
        <table:table-row>
          <table:table-cell table:style-name="Determinističnikončniavtomat.A2" office:value-type="string">
            <text:p text:style-name="Table_20_Contents">E</text:p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>B</text:p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>C</text:p>
          </table:table-cell>
          <table:table-cell table:style-name="Determinističnikončniavtomat.B2" office:value-type="string">
            <text:p text:style-name="Table_20_Contents"/>
          </table:table-cell>
        </table:table-row>
        <table:table-row>
          <table:table-cell table:style-name="Determinističnikončniavtomat.A2" office:value-type="string">
            <text:p text:style-name="Table_20_Contents">C</text:p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>B</text:p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>D</text:p>
          </table:table-cell>
        </table:table-row>
        <table:table-row>
          <table:table-cell table:style-name="Determinističnikončniavtomat.A2" office:value-type="string">
            <text:p text:style-name="Table_20_Contents">D</text:p>
          </table:table-cell>
          <table:table-cell table:style-name="Determinističnikončniavtomat.B2" office:value-type="string">
            <text:p text:style-name="Table_20_Contents">A</text:p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/>
          </table:table-cell>
          <table:table-cell table:style-name="Determinističnikončniavtomat.B2" office:value-type="string">
            <text:p text:style-name="Table_20_Contents"/>
          </table:table-cell>
        </table:table-row>
      </table:table>
      <text:p text:style-name="P5"/>
      <text:h text:style-name="P7" text:outline-level="1">Sintaktična analiza</text:h>
      <text:p text:style-name="P5">Naloga sintaktične analize je ugotavljanje strukture stavkov jezika. V naši skupini smo uporabili naslednjo gramatiko:</text:p>
      <text:p text:style-name="P8">E ::= ime : T</text:p>
      <text:p text:style-name="Preformatted_20_Text">T ::= F TT</text:p>
      <text:p text:style-name="Preformatted_20_Text">TT ::= F TT | <text:span text:style-name="T1">ε</text:span></text:p>
      <text:p text:style-name="Preformatted_20_Text">L = + | ; | <text:span text:style-name="T1">ε</text:span></text:p>
      <text:p text:style-name="P4">F ::= num num L</text:p>
      <text:p text:style-name="P5">Primer:</text:p>
      <text:p text:style-name="P8">trikotnik1: 0 0, 2 2, 4 0 </text:p>
      <text:p text:style-name="P5"><text:s/></text:p>
      <text:p text:style-name="Text_20_body"><text:span text:style-name="T1">E::=</text:span>trikotnik1: <text:s/>T</text:p>
      <text:p text:style-name="P5">T::=F TT</text:p>
      <text:p text:style-name="P5">F::= 0 0 L</text:p>
      <text:p text:style-name="P5">L= <text:s/>, </text:p>
      <text:p text:style-name="P5">TT::= F TT| <text:span text:style-name="T1">ε</text:span></text:p>
      <text:p text:style-name="P5">F::= 2 2 L</text:p>
      <text:p text:style-name="P5">L= ,</text:p>
      <text:p text:style-name="P5">TT::= F TT|<text:span text:style-name="T1">ε</text:span></text:p>
      <text:p text:style-name="P5">F::= 4 0 L</text:p>
      <text:p text:style-name="P5">L=<text:span text:style-name="T1">ε</text:span></text:p>
      <text:p text:style-name="P5">Najden lik s točkami 0 0,2 2 in 4 0.</text:p>
      <text:p text:style-name="P5">Prav tako imamo implementirano štetje točk v posameznem liku in če je število točk &lt; 3 vrne program napako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7:47:08.82</meta:creation-date>
    <dc:date>2009-06-01T19:19:33.70</dc:date>
    <meta:editing-duration>PT00H11M44S</meta:editing-duration>
    <meta:editing-cycles>3</meta:editing-cycles>
    <meta:generator>OpenOffice.org/3.0$Win32 OpenOffice.org_project/300m15$Build-9379</meta:generator>
    <meta:document-statistic meta:table-count="1" meta:image-count="1" meta:object-count="0" meta:page-count="3" meta:paragraph-count="61" meta:word-count="241" meta:character-count="1366"/>
    <meta:user-defined meta:name="Podatek 1"/>
    <meta:user-defined meta:name="Podatek 2"/>
    <meta:user-defined meta:name="Podatek 3"/>
    <meta:user-defined meta:name="Podatek 4"/>
  </office:meta>
</office:document-meta>
</file>